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a90b" officeooo:paragraph-rsid="000da90b"/>
    </style:style>
    <style:style style:name="P2" style:family="paragraph" style:parent-style-name="Standard">
      <style:text-properties officeooo:rsid="000da90b" officeooo:paragraph-rsid="0012e067"/>
    </style:style>
    <style:style style:name="P3" style:family="paragraph" style:parent-style-name="Standard">
      <style:paragraph-properties fo:text-align="center" style:justify-single-word="false"/>
      <style:text-properties fo:font-size="24pt" officeooo:rsid="000da90b" officeooo:paragraph-rsid="000da90b" style:font-size-asian="24pt" style:font-size-complex="24pt"/>
    </style:style>
    <style:style style:name="P4" style:family="paragraph" style:parent-style-name="Standard">
      <style:text-properties officeooo:rsid="000f72da" officeooo:paragraph-rsid="000f72da"/>
    </style:style>
    <style:style style:name="P5" style:family="paragraph" style:parent-style-name="Standard">
      <style:text-properties officeooo:rsid="000f72da" officeooo:paragraph-rsid="000fd212"/>
    </style:style>
    <style:style style:name="P6" style:family="paragraph" style:parent-style-name="Standard">
      <style:text-properties officeooo:rsid="000fd212" officeooo:paragraph-rsid="000fd212"/>
    </style:style>
    <style:style style:name="P7" style:family="paragraph" style:parent-style-name="Standard">
      <style:text-properties officeooo:rsid="0011131e" officeooo:paragraph-rsid="0011131e"/>
    </style:style>
    <style:style style:name="P8" style:family="paragraph" style:parent-style-name="Standard">
      <style:text-properties officeooo:rsid="0012e067" officeooo:paragraph-rsid="0012e067"/>
    </style:style>
    <style:style style:name="P9" style:family="paragraph" style:parent-style-name="Standard">
      <style:text-properties officeooo:rsid="0013e739" officeooo:paragraph-rsid="001517fd"/>
    </style:style>
    <style:style style:name="P10" style:family="paragraph" style:parent-style-name="Standard">
      <style:text-properties officeooo:rsid="001517fd" officeooo:paragraph-rsid="001517fd"/>
    </style:style>
    <style:style style:name="P11" style:family="paragraph" style:parent-style-name="Standard">
      <style:text-properties officeooo:rsid="00167d69" officeooo:paragraph-rsid="000da90b"/>
    </style:style>
    <style:style style:name="P12" style:family="paragraph" style:parent-style-name="Standard">
      <style:text-properties officeooo:rsid="00167d69" officeooo:paragraph-rsid="00177738"/>
    </style:style>
    <style:style style:name="P13" style:family="paragraph" style:parent-style-name="Standard">
      <style:text-properties officeooo:rsid="00177738" officeooo:paragraph-rsid="00177738"/>
    </style:style>
    <style:style style:name="P14" style:family="paragraph" style:parent-style-name="Standard">
      <style:text-properties officeooo:rsid="001797bc" officeooo:paragraph-rsid="001797bc"/>
    </style:style>
    <style:style style:name="P15" style:family="paragraph" style:parent-style-name="Standard">
      <style:text-properties officeooo:rsid="001797bc" officeooo:paragraph-rsid="0017e07f"/>
    </style:style>
    <style:style style:name="P16" style:family="paragraph" style:parent-style-name="Standard">
      <style:text-properties officeooo:rsid="0017e07f" officeooo:paragraph-rsid="0017e07f"/>
    </style:style>
    <style:style style:name="P17" style:family="paragraph" style:parent-style-name="Standard">
      <style:paragraph-properties fo:break-before="page"/>
      <style:text-properties officeooo:rsid="000da90b" officeooo:paragraph-rsid="000da90b"/>
    </style:style>
    <style:style style:name="T1" style:family="text">
      <style:text-properties officeooo:rsid="000f72da"/>
    </style:style>
    <style:style style:name="T2" style:family="text">
      <style:text-properties officeooo:rsid="000fd212"/>
    </style:style>
    <style:style style:name="T3" style:family="text">
      <style:text-properties officeooo:rsid="0011131e"/>
    </style:style>
    <style:style style:name="T4" style:family="text">
      <style:text-properties officeooo:rsid="0012e067"/>
    </style:style>
    <style:style style:name="T5" style:family="text">
      <style:text-properties officeooo:rsid="0013e739"/>
    </style:style>
    <style:style style:name="T6" style:family="text">
      <style:text-properties officeooo:rsid="001517fd"/>
    </style:style>
    <style:style style:name="T7" style:family="text">
      <style:text-properties officeooo:rsid="00167d69"/>
    </style:style>
    <style:style style:name="T8" style:family="text">
      <style:text-properties officeooo:rsid="001797bc"/>
    </style:style>
    <style:style style:name="T9" style:family="text">
      <style:text-properties officeooo:rsid="0017e0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Projet Apprentissage par renforcement</text:p>
      <text:p text:style-name="P3"/>
      <text:p text:style-name="P3">Développement d’un environnement gym :</text:p>
      <text:p text:style-name="P3">La Bataille Cors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r Lucas Goareguer</text:p>
      <text:p text:style-name="P1">En 2019</text:p>
      <text:p text:style-name="P17">Introduction</text:p>
      <text:p text:style-name="P1"/>
      <text:p text:style-name="P1">Le sujet proposer porte sur l’implémentation d’un environnement d’apprentissage par renforcement en utilisant la librairie python Gym puis dans un second temps d’appliquer une méthodes d’apprentissage simple.</text:p>
      <text:p text:style-name="P1">J’ai choisi d’implémenter un environnement pour un jeu de carte, la bataille corse.</text:p>
      <text:p text:style-name="P1"/>
      <text:p text:style-name="P1">La Bataille Corse</text:p>
      <text:p text:style-name="P1"><text:tab/>Règles</text:p>
      <text:p text:style-name="P1"/>
      <text:p text:style-name="P1">La bataille corse ce joue avec un jeu de 52 cartes standard <text:span text:style-name="T1">(jeu français). </text:span></text:p>
      <text:p text:style-name="P4">Le jeu est distribuée à par égale entre chaque joueur.</text:p>
      <text:p text:style-name="P4">Un joueur gagne la partie lorsqu’il a toutes les cartes en sa procession.</text:p>
      <text:p text:style-name="P4">Les joueur n’ont pas le droit de regarder leurs cartes.</text:p>
      <text:p text:style-name="P4">Chaque joueur pose une carte face visible au centre à tour de rôle.</text:p>
      <text:p text:style-name="P4">Lorsqu’un joueur emporte une main il place les cartes gagner sous sont paquets. Il y a deux façon de gagner une main :</text:p>
      <text:p text:style-name="P4">- Si un joueur A pause une tête, Valet,Dame,Roi,As , alors le joueur suivant B à 1,2,3,4 chance pour pausé une tête, si B ne pause aucune tête le joueur A emporte la main, si B pause une tête alors le joueur suivant C a à sont tour 1,2,3 ou 4 chance(s) (en fonction de la tête pausé par B) pour pausé une tête et ainsi de suite jusqu’à la fin de la main.</text:p>
      <text:p text:style-name="P4">- <text:span text:style-name="T2">Il existent certaines situation lors des quels le premier joueur à taper les cartes jouées remporte la main. Dans le cas où :</text:span></text:p>
      <text:p text:style-name="P4">- <text:span text:style-name="T2">les deux dernières carte jouées on la même valeur, ex : 8 de cœur puis 8 de carreau ;</text:span></text:p>
      <text:p text:style-name="P5">- <text:span text:style-name="T2">la dernière carte jouées est un 10 ;</text:span></text:p>
      <text:p text:style-name="P5">- <text:span text:style-name="T2">la valeur additionner des deux dernières cartes jouées vaut 10, ex : As de pique puis 9 de carreau (l’as à une valeur de 1) ;</text:span></text:p>
      <text:p text:style-name="P5">- <text:span text:style-name="T2">la dernières et l’avant-avant dernière carte jouées on la même valeur, ex : 8 de cœur puis 5 de pique 8 de carreau ;</text:span></text:p>
      <text:p text:style-name="P5"/>
      <text:p text:style-name="P6">Si un joueur vient à frapper pour rien il place une carte sous le tas central en guise de pénalité.</text:p>
      <text:p text:style-name="P6">Si un joueur pause une carte alors que ce n’est pas sont tour il pause cette carte sous le tas central.</text:p>
      <text:p text:style-name="P6">Les cartes sous le tas central ne sont pas considérer comme ayant était jouée et donc elle ne compte pas lorsqu’il s’agit de savoir si on doit frapper ou non.</text:p>
      <text:p text:style-name="P5"/>
      <text:p text:style-name="P1"/>
      <text:p text:style-name="P1"><text:tab/>Formalisation</text:p>
      <text:p text:style-name="P1"/>
      <text:p text:style-name="P6">L’objectif de la formalisation de ce jeu est de pouvoir apprendre par renforcement les règles sans ce soucié de la notion de vitesse de frappe qui est <text:span text:style-name="T3">certes </text:span>importante à la bataille corse mais <text:span text:style-name="T3">dont l’absence n’empêche la l’apprentissage des règles.</text:span></text:p>
      <text:p text:style-name="P1"/>
      <text:p text:style-name="P7">L’espace des états est défini par les éléments suivants :</text:p>
      <text:p text:style-name="P7">- les cartes jouées ;</text:p>
      <text:p text:style-name="P7">- les cartes de pénalité (placer dans un tas à part pour des raisons pratiques) ;</text:p>
      <text:p text:style-name="P7">- les cartes de chaque joueurs qui sont connus de tous (si un joueur emporte une main il place les cartes gagnées sous sont tas donc ce sont des cartes que tout le monde à eu l’occasion de voir) ;</text:p>
      <text:p text:style-name="P7">- l’indice du joueur dont c’est le tour ;</text:p>
      <text:p text:style-name="P1"/>
      <text:p text:style-name="P6">L’espace des actions est le même quelque soit l’état du jeu, un agent peut Frapper, Jouées ou <text:span text:style-name="T3">N</text:span>e rien faire. <text:span text:style-name="T3">Ainsi à chaque fois qu’une cartes sera jouée par un joueur l’environnement demandera à l’agent ce qu’il souhaite faire pour lui laisser l’occasion de frapper (à tord ou à raison).</text:span></text:p>
      <text:p text:style-name="P7"><text:soft-page-break/>L’espace des récompense est directement liées au nombre de cartes perdue ou gagner grâce l’action. Ainsi si l’agent Frappe pour rien il perd une cartes (comme pénalité) et la récompense de l’action est de -1. En revanche si il Frappe au bon moment la récompense de l’action est égale au nombre de carte gagner.</text:p>
      <text:p text:style-name="P7">Sur ce principe Ne rien faire à toujours une récompense de 0 et Jouée <text:span text:style-name="T4">à toujours une récompense de -1 (que ce soit le tour de l’agent ou non).</text:span></text:p>
      <text:p text:style-name="P1"/>
      <text:p text:style-name="P1"/>
      <text:p text:style-name="P1">La librairie Gym</text:p>
      <text:p text:style-name="P1"/>
      <text:p text:style-name="P8">L’API Gym permet de coder simplement un environnement en utilisant un nombre limité de fonction. Les plus importantes sont :</text:p>
      <text:p text:style-name="P2">- Step (action) : <text:span text:style-name="T4">Cette fonction est la plus importante et complexe puisque c’est dans cette fonction qu’est gérer l’évolution de l’environnement. Elle à pour objectif d’appliquer à l’environnement l’action demander par l’agent puis de retourner le nouvel état de l’environnement, la récompense obtenue et un booléen indiquant si la partie est terminer. </text:span></text:p>
      <text:p text:style-name="P1">- Reset() : <text:span text:style-name="T4">Cette fonction permet de ré-initialiser l’environnement à chaque fin de parties. Dans notre cas il s’agit principalement de mélanger le jeu et de redistribuée les cartes.</text:span></text:p>
      <text:p text:style-name="P13">Cette fonction renvoie l’état initiale.</text:p>
      <text:p text:style-name="P1"><text:span text:style-name="T4">- R</text:span>ender() : <text:span text:style-name="T4">Cette fonction n’est pas indispensable pour utiliser l’environnement mais elle permet de visualiser ce qu’il ce passe durant une partie. Ici il s’agit d’un affichage de l’état courant de l’environnement dans la console.</text:span></text:p>
      <text:p text:style-name="P1"/>
      <text:p text:style-name="P1">Méthode de résolution</text:p>
      <text:p text:style-name="P1"/>
      <text:p text:style-name="P8">Pour la démonstration j’ai entraîné un agent sur l’environnent fraîchement crée.</text:p>
      <text:p text:style-name="P8">J’ai utliser un algorithme de Q-learining avec Epsilon Greedy dont le code est inspirer de celui du tp MouseQLearning.</text:p>
      <text:p text:style-name="P8">Pour des raison de complexité en mémoire il est impossible d’utiliser cette algorithme en prenant en compte la totalité d<text:span text:style-name="T5">es</text:span> état<text:span text:style-name="T5">s complet (trop d’états son possible).</text:span></text:p>
      <text:p text:style-name="P9">Les états pris en compte par l’agent on donc était réduit au maximum tout en laissant assez d’information pour permettre à l’agent d’apprendre toutes les règles. Ils prennent donc en compte le tours de jeu ainsi que l<text:span text:style-name="T6">a valeur d</text:span>es cinq dernières <text:span text:style-name="T6">cartes </text:span>jouées <text:span text:style-name="T6">(seul la valeur est importante à la <text:s text:c="2"/>bataille corse). Avec cinq cartes l’agent est en mesure de voir comment un As peut permettre de l’emporter (l’As plus les 4 chance du joueur suivant).</text:span></text:p>
      <text:p text:style-name="P9"><text:span text:style-name="T6">Cette agent simplifiée doit tout de même pendre en compte un espace d’états de plus d’un million de possibilité lors d’une partie à deux joueur : 14x14x14x14x14x2 = 1.075.648 états possible. (14 car 13 valeur possible + 1 pour l’absence de cartes)</text:span></text:p>
      <text:p text:style-name="P9"/>
      <text:p text:style-name="P10">On peut noté qu’un agent qui prendrait en compte tout le jeu serait en mesure de <text:span text:style-name="T7">connaître</text:span> les cartes de ses adversaire <text:span text:style-name="T7">et de jouées en conséquences.</text:span></text:p>
      <text:p text:style-name="P11"/>
      <text:p text:style-name="P12">La boucle d’entraînement est de la forme suivante :</text:p>
      <text:p text:style-name="P13">pour n épisode</text:p>
      <text:p text:style-name="P13"><text:tab/>état1 = environnement.Reset()</text:p>
      <text:p text:style-name="P13"><text:tab/>Tant que done différent de True</text:p>
      <text:p text:style-name="P13"><text:tab/><text:tab/>environnement.Render()</text:p>
      <text:p text:style-name="P13"><text:tab/><text:tab/>action = agent.choisirAction(état1)</text:p>
      <text:p text:style-name="P13"><text:tab/><text:tab/>état2, récompense, done = environnement.Step(action)</text:p>
      <text:p text:style-name="P13"><text:tab/><text:tab/>agent.apprend(état1,action,état2,récompense)</text:p>
      <text:p text:style-name="P13"/>
      <text:p text:style-name="P13">On remarque que l’algorithme est plutot simple et que Gym propose une API bien pratique.</text:p>
      <text:p text:style-name="P12"><text:soft-page-break/><text:s/></text:p>
      <text:p text:style-name="P1"/>
      <text:p text:style-name="P1">Résultats</text:p>
      <text:p text:style-name="P1"><text:tab/>Graph<text:span text:style-name="T8">ique</text:span> de Victoire</text:p>
      <text:p text:style-name="P1"/>
      <text:p text:style-name="P15">On peut voir <text:span text:style-name="T9">ci-dessus</text:span> la part (moyenner sur 100 épisode) de victoire de l’agent durant l’entraînement.</text:p>
      <text:p text:style-name="P14"><text:s/></text:p>
      <text:p text:style-name="P1"><text:tab/>Graph<text:span text:style-name="T8">ique</text:span> du nombre d’étapes</text:p>
      <text:p text:style-name="P1"/>
      <text:p text:style-name="P16">On peut voir ci-dessus le nombre d’étapes <text:span text:style-name="T8">(moyenner sur 100 épisode) </text:span>avant la fin d’une partie au cour de l’apprentissage.</text:p>
      <text:p text:style-name="P1"/>
      <text:p text:style-name="P1">Les limites</text:p>
      <text:p text:style-name="P1"/>
      <text:p text:style-name="P14">Mon objectif était d crée un environnement permettant l’apprentissage de régles de la bataille corse à un robot.</text:p>
      <text:p text:style-name="P14">Or pour cela j’ai dû faire une concession au sujet du fait de frapper. La notion de réflexe à était écarte au profit de l’apprentissage des règles donc lorsque l’agent décide de Frapper au bon moment l’environnent <text:s/>considère qu’il a frapper le premier quoi qu’il arrive. En revanche si il décide de faire une autre action alors qu’il aurait pu frapper l’environnement considère qu’un autre joueur à frapper en premier (sauf si c’est le tour de l’agent et qu’il décide de Jouée, auquel cas on considère qu’il joue avant que les autres joueur ne frappe).</text:p>
      <text:p text:style-name="P14">Ainsi à la fin de sont apprentissage il est logique que l’agent ne perde (presque) plus étant donnée l’importance du fait de Frappé (au bon moment) à la bataille corse. Néanmoins l’agent à appris quand Frappé, les différentes règles relatives au têtes ainsi que le systèmes de tour de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5:47:03.429268664</meta:creation-date>
    <meta:generator>LibreOffice/6.0.7.3$Linux_X86_64 LibreOffice_project/00m0$Build-3</meta:generator>
    <dc:date>2019-01-25T17:29:30.810283495</dc:date>
    <meta:editing-duration>PT32M10S</meta:editing-duration>
    <meta:editing-cycles>6</meta:editing-cycles>
    <meta:document-statistic meta:table-count="0" meta:image-count="0" meta:object-count="0" meta:page-count="4" meta:paragraph-count="68" meta:word-count="1256" meta:character-count="7300" meta:non-whitespace-character-count="6089"/>
  </office:meta>
</office:document-meta>
</file>